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zxx" fo:country="none" officeooo:rsid="0010b58f" officeooo:paragraph-rsid="0010b58f" style:font-size-asian="18pt" style:language-asian="zxx" style:country-asian="none" style:font-size-complex="18pt" style:language-complex="zxx" style:country-complex="none"/>
    </style:style>
    <style:style style:name="P2" style:family="paragraph" style:parent-style-name="Standard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zxx" fo:country="none" officeooo:rsid="0010b58f" officeooo:paragraph-rsid="00126041" style:language-asian="zxx" style:country-asian="none" style:language-complex="zxx" style:country-complex="none"/>
    </style:style>
    <style:style style:name="P5" style:family="paragraph" style:parent-style-name="Standard" style:list-style-name="L2">
      <style:text-properties fo:language="zxx" fo:country="none" officeooo:rsid="0010b58f" officeooo:paragraph-rsid="0010b58f" style:language-asian="zxx" style:country-asian="none" style:language-complex="zxx" style:country-complex="none"/>
    </style:style>
    <style:style style:name="P6" style:family="paragraph" style:parent-style-name="Standard" style:list-style-name="L2">
      <style:text-properties fo:language="zxx" fo:country="none" officeooo:rsid="0011bc6c" officeooo:paragraph-rsid="0011bc6c" style:language-asian="zxx" style:country-asian="none" style:language-complex="zxx" style:country-complex="none"/>
    </style:style>
    <style:style style:name="P7" style:family="paragraph" style:parent-style-name="Standard" style:list-style-name="L1">
      <style:text-properties fo:language="zxx" fo:country="none" officeooo:rsid="00157374" officeooo:paragraph-rsid="00157374" style:language-asian="zxx" style:country-asian="none" style:language-complex="zxx" style:country-complex="none"/>
    </style:style>
    <style:style style:name="P8" style:family="paragraph" style:parent-style-name="Standard" style:list-style-name="L1">
      <style:text-properties fo:language="zxx" fo:country="none" officeooo:rsid="0015b21c" officeooo:paragraph-rsid="0015b21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6f0d5" officeooo:paragraph-rsid="0016f0d5" style:language-asian="zxx" style:country-asian="none" style:language-complex="zxx" style:country-complex="none"/>
    </style:style>
    <style:style style:name="P10" style:family="paragraph" style:parent-style-name="Standard" style:list-style-name="L1">
      <style:text-properties fo:color="#009900" fo:language="zxx" fo:country="none" fo:font-weight="normal" officeooo:rsid="0010b58f" officeooo:paragraph-rsid="0010b58f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1">
      <style:text-properties fo:color="#ff9900" fo:language="zxx" fo:country="none" officeooo:rsid="0010b58f" officeooo:paragraph-rsid="0010b58f" style:language-asian="zxx" style:country-asian="none" style:language-complex="zxx" style:country-complex="none"/>
    </style:style>
    <style:style style:name="P12" style:family="paragraph" style:parent-style-name="Standard" style:list-style-name="L1">
      <style:text-properties fo:color="#ff9900" fo:language="zxx" fo:country="none" officeooo:rsid="0010b58f" officeooo:paragraph-rsid="00126041" style:language-asian="zxx" style:country-asian="none" style:language-complex="zxx" style:country-complex="none"/>
    </style:style>
    <style:style style:name="T1" style:family="text">
      <style:text-properties fo:color="#009900"/>
    </style:style>
    <style:style style:name="T2" style:family="text">
      <style:text-properties fo:color="#ffcc00"/>
    </style:style>
    <style:style style:name="T3" style:family="text">
      <style:text-properties officeooo:rsid="0017b1c1"/>
    </style:style>
    <style:style style:name="T4" style:family="text">
      <style:text-properties officeooo:rsid="0017dd36"/>
    </style:style>
    <style:style style:name="T5" style:family="text">
      <style:text-properties fo:color="#ff9900"/>
    </style:style>
    <style:style style:name="T6" style:family="text">
      <style:text-properties officeooo:rsid="00198f5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vity Navigator – Pre Alpha <text:span text:style-name="T3">Specifikation</text:span> </text:p>
      <text:p text:style-name="P2"/>
      <text:p text:style-name="P9"><text:span text:style-name="T5">Gul</text:span> = working on.</text:p>
      <text:p text:style-name="P9"><text:span text:style-name="T1">Grön</text:span> = done. </text:p>
      <text:p text:style-name="P9"/>
      <text:list xml:id="list6787774360858781762" text:style-name="L1">
        <text:list-item>
          <text:p text:style-name="P3">Prototypkarta</text:p>
          <text:list>
            <text:list-item>
              <text:p text:style-name="P11">Designa (hårdkoda) ett solsystem roligt att spela på <text:span text:style-name="T4">(Fredrik)</text:span></text:p>
            </text:list-item>
            <text:list-item>
              <text:p text:style-name="P11">Gravitation ska vara svagt stabiliserande <text:span text:style-name="T4">(Fredrik)</text:span></text:p>
            </text:list-item>
          </text:list>
        </text:list-item>
        <text:list-item>
          <text:p text:style-name="P3">Gameplay</text:p>
          <text:list>
            <text:list-item>
              <text:p text:style-name="P3">Tid, överlev så länge du kan </text:p>
            </text:list-item>
            <text:list-item>
              <text:p text:style-name="P7">Riktig collision detection</text:p>
            </text:list-item>
            <text:list-item>
              <text:p text:style-name="P8">Enkel meny man startar spelet från</text:p>
            </text:list-item>
            <text:list-item>
              <text:p text:style-name="P3">Spelet minns bästa tid i minnet</text:p>
            </text:list-item>
          </text:list>
        </text:list-item>
        <text:list-item>
          <text:p text:style-name="P3">Interface HUD</text:p>
          <text:list>
            <text:list-item>
              <text:p text:style-name="P3">Bränslemätare (sista X% av bränsle avtar max thrust på nåt bra sätt)</text:p>
            </text:list-item>
            <text:list-item>
              <text:p text:style-name="P3">Tidmätare</text:p>
            </text:list-item>
          </text:list>
        </text:list-item>
        <text:list-item>
          <text:p text:style-name="P3">Graphics</text:p>
          <text:list>
            <text:list-item>
              <text:p text:style-name="P10">Byt ut fula texturer för allt <text:span text:style-name="T6">(Kristofer)</text:span></text:p>
            </text:list-item>
            <text:list-item>
              <text:p text:style-name="P10">1 lager för bakgrund på kartan <text:span text:style-name="T6">(Kristofer)</text:span></text:p>
            </text:list-item>
            <text:list-item>
              <text:p text:style-name="P12">Animationer (motor för spaceship och death explosion) <text:span text:style-name="T6">(Kristofer)</text:span></text:p>
            </text:list-item>
            <text:list-item>
              <text:p text:style-name="P4">Enkla spår från objekt</text:p>
            </text:list-item>
          </text:list>
        </text:list-item>
        <text:list-item>
          <text:p text:style-name="P3">Music</text:p>
          <text:list>
            <text:list-item>
              <text:p text:style-name="P3">En musikslinga</text:p>
            </text:list-item>
            <text:list-item>
              <text:p text:style-name="P3">Ljud när man gasar</text:p>
            </text:list-item>
            <text:list-item>
              <text:p text:style-name="P3">Ljud när man dör</text:p>
            </text:list-item>
            <text:list-item>
              <text:p text:style-name="P3">Dramatisk muskik när du dött</text:p>
            </text:list-item>
          </text:list>
        </text:list-item>
        <text:list-item>
          <text:p text:style-name="P3">Debugga detta på en ANDROID!</text:p>
        </text:list-item>
        <text:list-item>
          <text:p text:style-name="P3">Testa och finslipa!</text:p>
        </text:list-item>
      </text:list>
      <text:p text:style-name="P2"/>
      <text:p text:style-name="P2">Not to do:</text:p>
      <text:p text:style-name="P2"/>
      <text:list xml:id="list7646576255397596068" text:style-name="L2">
        <text:list-item>
          <text:p text:style-name="P5">Inga jävla galaxer!!!</text:p>
        </text:list-item>
        <text:list-item>
          <text:p text:style-name="P5">Fysik för kollisioner</text:p>
        </text:list-item>
        <text:list-item>
          <text:p text:style-name="P6">Inga kollisoner mellan stenar</text:p>
        </text:list-item>
        <text:list-item>
          <text:p text:style-name="P6">Endast simpel HUD</text:p>
        </text:list-item>
        <text:list-item>
          <text:p text:style-name="P6">Inga power ups</text:p>
        </text:list-item>
        <text:list-item>
          <text:p text:style-name="P6">Överdesigna inget (design i grafik etc)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tofer Carlsson</meta:initial-creator>
    <meta:creation-date>2014-07-16T10:58:40.757459839</meta:creation-date>
    <dc:date>2014-07-17T16:56:49.057796944</dc:date>
    <dc:creator>Kristofer Carlsson</dc:creator>
    <meta:editing-duration>PT32M13S</meta:editing-duration>
    <meta:editing-cycles>9</meta:editing-cycles>
    <meta:generator>LibreOffice/4.1.3.2$Linux_X86_64 LibreOffice_project/410m0$Build-2</meta:generator>
    <meta:document-statistic meta:table-count="0" meta:image-count="0" meta:object-count="0" meta:page-count="1" meta:paragraph-count="33" meta:word-count="170" meta:character-count="906" meta:non-whitespace-character-count="793"/>
  </office:meta>
</office:document-meta>
</file>